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6043" officeooo:paragraph-rsid="000560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 camino hacia el conuco del pore esta lleno de secretos, debes tener mucho cuidado donde pisas y pensar muy bien para descifrar la clave que activa las plataformas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celo </meta:initial-creator>
    <meta:creation-date>2016-09-12T15:28:46.309016721</meta:creation-date>
    <dc:date>2016-09-12T15:29:38.723927336</dc:date>
    <dc:creator>Jarcelo </dc:creator>
    <meta:editing-duration>P0D</meta:editing-duration>
    <meta:editing-cycles>1</meta:editing-cycles>
    <meta:document-statistic meta:table-count="0" meta:image-count="0" meta:object-count="0" meta:page-count="1" meta:paragraph-count="1" meta:word-count="29" meta:character-count="166" meta:non-whitespace-character-count="138"/>
    <meta:generator>LibreOffice/4.2.8.2$Linux_x86 LibreOffice_project/420m0$Build-2</meta:generator>
  </office:meta>
</office:document-meta>
</file>